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78cm"/>
    </style:style>
    <style:style style:name="co2" style:family="table-column">
      <style:table-column-properties fo:break-before="auto" style:column-width="3.1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6cm" fo:break-before="auto" style:use-optimal-row-height="true"/>
    </style:style>
    <style:style style:name="ro3" style:family="table-row">
      <style:table-row-properties style:row-height="1.009cm" fo:break-before="auto" style:use-optimal-row-height="true"/>
    </style:style>
    <style:style style:name="ro4" style:family="table-row">
      <style:table-row-properties style:row-height="1.47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Entrega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ega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4" table:default-cell-style-name="ce4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Item a verificar</text:p>
          </table:table-cell>
          <table:table-cell table:style-name="ce1" office:value-type="string" calcext:value-type="string">
            <text:p>Avaliaçã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s estórias do produto foram atualizadas para refletir o aprendizado da equipe? Responda não caso o Backlog do Produto não tenha sido alterado ao mesmo tempo em que novas estórias tenham sido descobertas ou que tenha sido decidido remover ou alterar estórias existentes.</text:p>
          </table:table-cell>
          <table:table-cell table:style-name="ce5" office:value-type="string" calcext:value-type="string">
            <text:p>NA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 Especificação de Requisito de Software foi atualizada adequadamente para refletir mudanças que tenham ocorrido nos requisitos ao longo da iteração?</text:p>
          </table:table-cell>
          <table:table-cell table:style-name="ce5" office:value-type="string" calcext:value-type="string">
            <text:p>T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A Especificação de Design de Software foi atualizada adequadamente para refletir mudanças que tenham ocorrido no projeto do produto ao longo da iteração?</text:p>
          </table:table-cell>
          <table:table-cell table:style-name="ce5" office:value-type="string" calcext:value-type="string">
            <text:p>N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A matriz de rastreabilidade foi atualizada, refletindo eventuais mudanças na ERS e EDS, bem como incluindo os relacionamentos relacionados a codificação e testes?</text:p>
          </table:table-cell>
          <table:table-cell table:style-name="ce5" office:value-type="string" calcext:value-type="string">
            <text:p>P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ta</text:p>
          </table:table-cell>
          <table:table-cell table:style-name="ce3" office:value-type="float" office:value="3.75" calcext:value-type="float">
            <text:p>3,75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>
          <table:table-cell office:value-type="string" calcext:value-type="string">
            <text:p>Não foi feita a rastreabilidade com unidades de implementação.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A Especificação de Design não foi atualizada. Pelo menos o diagrama de classes deveria ter sido atualizado (e ele nem se encontra mais no documento).</text:p>
          </table:table-cell>
          <table:table-cell table:number-columns-repeated="1023"/>
        </table:table-row>
        <table:table-row table:style-name="ro5" table:number-rows-repeated="98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18:01:59.793857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ega" style:display-name="PageStyle_Entre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06-26T18:10:08.755363126</dc:date>
    <dc:creator>patricia </dc:creator>
    <meta:editing-duration>PT28M27S</meta:editing-duration>
    <meta:editing-cycles>6</meta:editing-cycles>
    <meta:document-statistic meta:table-count="1" meta:cell-count="14" meta:object-count="0"/>
  </office:meta>
</office:document-meta>
</file>